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c0303" officeooo:paragraph-rsid="001c0303"/>
    </style:style>
    <style:style style:name="P2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3" style:family="paragraph">
      <loext:graphic-properties draw:fill="none" draw:fill-color="#ffffff"/>
    </style:style>
    <style:style style:name="T1" style:family="text">
      <style:text-properties fo:font-size="14pt" fo:font-weight="bold" style:font-size-asian="12pt" style:font-weight-asian="bold" style:font-size-complex="14pt" style:font-weight-complex="bold"/>
    </style:style>
    <style:style style:name="T2" style:family="text">
      <style:text-properties fo:font-size="13pt" fo:font-weight="normal" style:font-size-asian="11pt" style:font-weight-asian="normal" style:font-size-complex="13pt" style:font-weight-complex="normal"/>
    </style:style>
    <style:style style:name="T3" style:family="text">
      <style:text-properties fo:font-size="15pt" fo:font-weight="bold" style:font-size-asian="13pt" style:font-weight-asian="bold" style:font-size-complex="15pt" style:font-weight-complex="bold"/>
    </style:style>
    <style:style style:name="gr1" style:family="graphic">
      <style:graphic-properties draw:stroke="none" svg:stroke-color="#000000" draw:fill="none" draw:fill-color="#ffffff" fo:min-height="2.2626in" style:run-through="foreground" style:wrap="right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2.0528in" style:run-through="foreground" style:wrap="right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2.0583in" style:run-through="foreground" style:wrap="right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1.814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ebsite to showcase</text:p>
      <text:p text:style-name="P1"><draw:frame text:anchor-type="paragraph" draw:z-index="1" draw:name="Shape2" draw:style-name="gr3" draw:text-style-name="P2" svg:width="1.7677in" svg:height="2.0587in" svg:x="-0.0547in" svg:y="0.5091in"><draw:text-box><text:p><text:span text:style-name="T3">React</text:span></text:p><text:p><text:span text:style-name="T2">Calculator</text:span></text:p><text:p><text:span text:style-name="T2">Pomodoro</text:span></text:p><text:p><text:span text:style-name="T2">Drum Exercise</text:span></text:p><text:p><text:span text:style-name="T2">Random Ayah</text:span></text:p><text:p><text:span text:style-name="T2">Markdown Previewer</text:span></text:p><text:p><text:span text:style-name="T2">Sudoku</text:span></text:p></draw:text-box></draw:frame><draw:frame text:anchor-type="paragraph" draw:z-index="3" draw:name="Shape3_0" draw:style-name="gr1" draw:text-style-name="P2" svg:width="1.587in" svg:height="2.263in" svg:x="1.9in" svg:y="0.5189in"><draw:text-box><text:p><text:span text:style-name="T1">Vanilla JS</text:span></text:p><text:p><text:span text:style-name="T2">Arabic Keyboard</text:span></text:p></draw:text-box></draw:frame><draw:frame text:anchor-type="paragraph" draw:z-index="2" draw:name="Shape4" draw:style-name="gr2" draw:text-style-name="P2" svg:width="1.9732in" svg:height="2.0531in" svg:x="4.0307in" svg:y="0.5181in"><draw:text-box><text:p><text:span text:style-name="T1">NodeJS</text:span></text:p><text:p><text:span text:style-name="T2">Exercise Tracker</text:span></text:p><text:p><text:span text:style-name="T2">Issue Tracker</text:span></text:p><text:p><text:span text:style-name="T2">Personal Library</text:span></text:p><text:p><text:span text:style-name="T2">Sudoku</text:span></text:p><text:p><text:span text:style-name="T2">Medata Microservice</text:span></text:p><text:p><text:span text:style-name="T2">Metric Imperial</text:span></text:p><text:p><text:span text:style-name="T2">Url Shortener</text:span></text:p><text:p><text:span text:style-name="T2">Timestamp Microservice</text:span></text:p></draw:text-box></draw:frame><draw:frame text:anchor-type="paragraph" draw:z-index="0" draw:name="Shape1" draw:style-name="gr4" draw:text-style-name="P3" svg:width="0.9898in" svg:height="1.815in" svg:x="0.0472in" svg:y="0.3756in"><draw:text-box><text:p/></draw:text-box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08T12:53:11.215581503</meta:creation-date>
    <dc:date>2020-09-23T09:02:16.046102162</dc:date>
    <meta:editing-duration>PT17M54S</meta:editing-duration>
    <meta:editing-cycles>4</meta:editing-cycles>
    <meta:generator>LibreOffice/6.4.5.2$Linux_X86_64 LibreOffice_project/40$Build-2</meta:generator>
    <meta:document-statistic meta:table-count="0" meta:image-count="0" meta:object-count="0" meta:page-count="1" meta:paragraph-count="1" meta:word-count="3" meta:character-count="19" meta:non-whitespace-character-count="17"/>
  </office:meta>
</office:document-meta>
</file>